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7055in" svg:height="4.5512in" svg:x="3.324in" svg:y="12.9858in">
            <draw:object draw:notify-on-update-of-ranges="Sheet1.A1:Sheet1.A142 Sheet1.B1:Sheet1.B1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46" calcext:value-type="float">
            <text:p>2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</meta:initial-creator>
    <meta:creation-date>2014-05-07T12:28:23.199278710</meta:creation-date>
    <dc:date>2014-05-07T13:10:58.472446240</dc:date>
    <dc:creator>marius </dc:creator>
    <meta:editing-duration>P0D</meta:editing-duration>
    <meta:editing-cycles>2</meta:editing-cycles>
    <meta:generator>LibreOffice/4.1.3.2$Linux_X86_64 LibreOffice_project/410m0$Build-2</meta:generator>
    <meta:document-statistic meta:table-count="1" meta:cell-count="2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653cm" svg:height="11.561cm" xlink:href=".." xlink:type="simple" chart:class="chart:scatter" chart:style-name="ch1">
        <chart:plot-area chart:style-name="ch2" table:cell-range-address="Sheet1.A1:Sheet1.B142" svg:x="0.943cm" svg:y="1.059cm" svg:width="22.724cm" svg:height="9.851cm">
          <chartooo:coordinate-region svg:x="1.75cm" svg:y="1.258cm" svg:width="21.637cm" svg:height="9.00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42" chart:class="chart:scatter">
            <chart:domain table:cell-range-address="Sheet1.A1:Sheet1.A142"/>
            <chart:data-point chart:repeated="14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42</svg:desc>
                </draw:g>
              </table:table-cell>
              <table:table-cell office:value-type="float" office:value="205">
                <text:p>205</text:p>
                <draw:g>
                  <svg:desc>Sheet1.B1:Sheet1.B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">
                <text:p>1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">
                <text:p>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">
                <text:p>1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">
                <text:p>1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">
                <text:p>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">
                <text:p>1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">
                <text:p>12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">
                <text:p>13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">
                <text:p>132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">
                <text:p>13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">
                <text:p>13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">
                <text:p>1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">
                <text:p>1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">
                <text:p>14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">
                <text:p>1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">
                <text:p>14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">
                <text:p>1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">
                <text:p>1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">
                <text:p>1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">
                <text:p>15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">
                <text:p>15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">
                <text:p>1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">
                <text:p>16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">
                <text:p>162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">
                <text:p>16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">
                <text:p>16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">
                <text:p>16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">
                <text:p>17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">
                <text:p>17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">
                <text:p>17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">
                <text:p>176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">
                <text:p>17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">
                <text:p>18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">
                <text:p>18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">
                <text:p>18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">
                <text:p>1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">
                <text:p>1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">
                <text:p>19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">
                <text:p>19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">
                <text:p>19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">
                <text:p>19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">
                <text:p>19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">
                <text:p>2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">
                <text:p>2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">
                <text:p>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">
                <text:p>2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">
                <text:p>2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">
                <text:p>2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2">
                <text:p>2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">
                <text:p>2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">
                <text:p>2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">
                <text:p>2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">
                <text:p>2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6">
                <text:p>22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">
                <text:p>2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">
                <text:p>2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2">
                <text:p>2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4">
                <text:p>2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8">
                <text:p>2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">
                <text:p>2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">
                <text:p>2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6">
                <text:p>2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8">
                <text:p>2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">
                <text:p>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">
                <text:p>2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4">
                <text:p>2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">
                <text:p>2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">
                <text:p>2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0">
                <text:p>2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2">
                <text:p>26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4">
                <text:p>26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6">
                <text:p>26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8">
                <text:p>26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0">
                <text:p>2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2">
                <text:p>27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4">
                <text:p>27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6">
                <text:p>2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8">
                <text:p>27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0">
                <text:p>2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2">
                <text:p>282</text:p>
              </table:table-cell>
              <table:table-cell office:value-type="float" office:value="246">
                <text:p>2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